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normal" fo:font-family="'Times New Roman'" style:font-family-asian="'Times New Roman'" style:font-family-complex="'Times New Roman'" fo:background-color="transparent" fo:color="#c0c0c0"/>
    </style:style>
    <style:style style:name="T7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3288.55pt" style:leader-style="solid" style:leader-width="thick"/>
          <style:tab-stop style:position="137.0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3288.55pt" style:leader-style="solid" style:leader-width="thick"/>
          <style:tab-stop style:position="137.00pt"/>
        </style:tab-stops>
      </style:paragraph-properties>
    </style:style>
    <style:style style:name="P6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11.75pt"/>
          <style:tab-stop style:position="137.0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5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11.75pt"/>
          <style:tab-stop style:position="137.00pt"/>
        </style:tab-stops>
      </style:paragraph-properties>
    </style:style>
    <style:style style:name="P11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11.75pt"/>
          <style:tab-stop style:position="137.0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11.75pt"/>
          <style:tab-stop style:position="137.00pt"/>
        </style:tab-stops>
      </style:paragraph-properties>
    </style:style>
    <style:style style:name="P14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11.75pt"/>
          <style:tab-stop style:position="137.0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-11.75pt" fo:text-indent="-5.00pt">
        <style:tab-stops>
          <style:tab-stop style:position="119.00pt"/>
          <style:tab-stop style:position="65804.75pt" style:leader-style="dotted"/>
          <style:tab-stop style:position="421133.40pt" style:type="right"/>
          <style:tab-stop style:position="11.75pt"/>
          <style:tab-stop style:position="137.00pt"/>
        </style:tab-stops>
      </style:paragraph-properties>
    </style:style>
    <style:style style:name="P17" style:family="paragraph">
      <style:paragraph-properties fo:line-height="150.00%" fo:text-align="left"/>
    </style:style>
    <style:style style:name="TableColumn0100" style:family="table-column">
      <style:table-column-properties style:column-width="1.489583in"/>
    </style:style>
    <style:style style:name="TableColumn0101" style:family="table-column">
      <style:table-column-properties style:column-width="1.739583in"/>
    </style:style>
    <style:style style:name="TableColumn0102" style:family="table-column">
      <style:table-column-properties style:column-width="1.500000in"/>
    </style:style>
    <style:style style:name="TableColumn0103" style:family="table-column">
      <style:table-column-properties style:column-width="0.759722in"/>
    </style:style>
    <style:style style:name="TableColumn0104" style:family="table-column">
      <style:table-column-properties style:column-width="1.292361in"/>
    </style:style>
    <style:style style:name="Table01" style:family="table">
      <style:table-properties style:width="6.781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 style:min-row-height="0.777778in"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0.555556in"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0.458333in"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K.SANTOSH KUMAR REDDY<text:s text:c="18"/>Present address:</text:span></text:p>
      <text:p text:style-name="P2"><text:span text:style-name="T2">E-Mail: santosh123kskr@gmail.com<text:s text:c="13"/>NR pg(boys),Mangammanapalya main road, Contact: 8978121168<text:s text:c="37"/>Bommanahalli,Bangalore,560068.</text:span></text:p>
      <text:p text:style-name="P2"><text:span text:style-name="T3"/></text:p>
      <text:p text:style-name="P2"><text:span text:style-name="T3">Career Objective : </text:span></text:p>
      <text:p text:style-name="P2"><text:span text:style-name="T4">I would like to work in an organization that will give me a platform to utilize my technical skills and enrich my expertise in the process of growing the organization and myself with good initiatives. </text:span></text:p>
      <text:p text:style-name="P2"><text:span text:style-name="T5"/></text:p>
      <text:p text:style-name="P2"><text:span text:style-name="T6">Professional Summary : </text:span></text:p>
      <text:p text:style-name="P2"><text:span text:style-name="T7">●</text:span><text:span text:style-name="T8"><text:s/>Have good knowledge on c, core java , advance java,,embedded c,python.</text:span></text:p>
      <text:p text:style-name="P2"><text:span text:style-name="T9">●</text:span><text:span text:style-name="T10"><text:s/>Quick learner, Ready to adapt to new technologies. </text:span></text:p>
      <text:p text:style-name="P2"><text:span text:style-name="T11">●</text:span><text:span text:style-name="T12"><text:s/>Have good communication and aptitude skills</text:span><text:span text:style-name="T13">. </text:span></text:p>
      <text:p text:style-name="P2"><text:span text:style-name="T14"/></text:p>
      <text:p text:style-name="P2"><text:span text:style-name="T15">Educational Qualifications 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4"><text:span text:style-name="T17">QUALIFICATION</text:span><text:span text:style-name="T18"/></text:p>
          </table:table-cell>
          <table:table-cell table:style-name="TableCell010001">
            <text:p text:style-name="P4"><text:span text:style-name="T19">UNIVERSITY/</text:span></text:p>
            <text:p text:style-name="P4"><text:span text:style-name="T19">BOARD</text:span><text:span text:style-name="T20"/></text:p>
          </table:table-cell>
          <table:table-cell table:style-name="TableCell010002">
            <text:p text:style-name="P4"><text:span text:style-name="T21">STUDIED</text:span><text:span text:style-name="T22"/></text:p>
          </table:table-cell>
          <table:table-cell table:style-name="TableCell010003">
            <text:p text:style-name="P4"><text:span text:style-name="T23">YEAR</text:span><text:span text:style-name="T24"/></text:p>
          </table:table-cell>
          <table:table-cell table:style-name="TableCell010004">
            <text:p text:style-name="P4"><text:span text:style-name="T25">PERCENTAGE</text:span><text:span text:style-name="T26"/></text:p>
          </table:table-cell>
        </table:table-row>
        <table:table-row table:style-name="TableRow0101">
          <table:table-cell table:style-name="TableCell010100">
            <text:p text:style-name="P7"><text:span text:style-name="T27">B.Tech</text:span><text:span text:style-name="T28"/></text:p>
          </table:table-cell>
          <table:table-cell table:style-name="TableCell010101">
            <text:p text:style-name="P7"><text:span text:style-name="T29">Jawaharlal Nehru</text:span></text:p>
            <text:p text:style-name="P7"><text:span text:style-name="T29">Technological</text:span></text:p>
            <text:p text:style-name="P7"><text:span text:style-name="T29">University,Anantapur.</text:span><text:span text:style-name="T30"/></text:p>
          </table:table-cell>
          <table:table-cell table:style-name="TableCell010102">
            <text:p text:style-name="P8"><text:span text:style-name="T31">Siddhartha Educational Academy Group Of Institutions</text:span><text:span text:style-name="T32"/></text:p>
          </table:table-cell>
          <table:table-cell table:style-name="TableCell010103">
            <text:p text:style-name="P9"><text:span text:style-name="T33">2018</text:span><text:span text:style-name="T34"/></text:p>
          </table:table-cell>
          <table:table-cell table:style-name="TableCell010104">
            <text:p text:style-name="P9"><text:span text:style-name="T35">66.68</text:span><text:span text:style-name="T36"/></text:p>
          </table:table-cell>
        </table:table-row>
        <table:table-row table:style-name="TableRow0102">
          <table:table-cell table:style-name="TableCell010200">
            <text:p text:style-name="P12"><text:span text:style-name="T37">Intermediate</text:span><text:span text:style-name="T38"/></text:p>
          </table:table-cell>
          <table:table-cell table:style-name="TableCell010201">
            <text:p text:style-name="P12"><text:span text:style-name="T39">Board Of Intermediate</text:span></text:p>
            <text:p text:style-name="P12"><text:span text:style-name="T39">Education.</text:span></text:p>
            <text:p text:style-name="P12"><text:span text:style-name="T40"/></text:p>
          </table:table-cell>
          <table:table-cell table:style-name="TableCell010202">
            <text:p text:style-name="P12"><text:span text:style-name="T41">Archana Junior College</text:span><text:span text:style-name="T42"/></text:p>
          </table:table-cell>
          <table:table-cell table:style-name="TableCell010203">
            <text:p text:style-name="P12"><text:span text:style-name="T43">2014</text:span><text:span text:style-name="T44"/></text:p>
          </table:table-cell>
          <table:table-cell table:style-name="TableCell010204">
            <text:p text:style-name="P12"><text:span text:style-name="T45">88</text:span><text:span text:style-name="T46"/></text:p>
          </table:table-cell>
        </table:table-row>
        <table:table-row table:style-name="TableRow0103">
          <table:table-cell table:style-name="TableCell010300">
            <text:p text:style-name="P15"><text:span text:style-name="T47">SSC</text:span><text:span text:style-name="T48"/></text:p>
          </table:table-cell>
          <table:table-cell table:style-name="TableCell010301">
            <text:p text:style-name="P15"><text:span text:style-name="T49">Board Secondary</text:span></text:p>
            <text:p text:style-name="P15"><text:span text:style-name="T49">Education</text:span><text:span text:style-name="T50"/></text:p>
          </table:table-cell>
          <table:table-cell table:style-name="TableCell010302">
            <text:p text:style-name="P15"><text:span text:style-name="T51">ZPHS(Boys) High School</text:span></text:p>
            <text:p text:style-name="P15"><text:span text:style-name="T52"/></text:p>
          </table:table-cell>
          <table:table-cell table:style-name="TableCell010303">
            <text:p text:style-name="P15"><text:span text:style-name="T53">2011</text:span><text:span text:style-name="T54"/></text:p>
          </table:table-cell>
          <table:table-cell table:style-name="TableCell010304">
            <text:p text:style-name="P15"><text:span text:style-name="T55">56.66</text:span><text:span text:style-name="T56"/></text:p>
          </table:table-cell>
        </table:table-row>
      </table:table>
      <text:p text:style-name="P17"><text:span text:style-name="T56"/></text:p>
      <text:p text:style-name="P17"><text:span text:style-name="T57">Technical Training<text:s text:c="2"/>:</text:span></text:p>
      <text:p text:style-name="P17"><text:span text:style-name="T58">Sigma Computing Solution (I) Pvt Ltd. Hyderabad,</text:span><text:span text:style-name="T59">Diploma inAdvanced embedded system, 01:07:2018 - 30:12:2018,C ,Microcontrollers(8051 ,ARM7, ARM-Cortex )Embedded Linux,</text:span></text:p>
      <text:p text:style-name="P17"><text:span text:style-name="T59"><text:s/></text:span><text:span text:style-name="T60">ABC For Technology Training,Bangalore/bangalore,</text:span><text:span text:style-name="T61">01:04:2019-01:09:2019,CoreJava, Core Python,Advanced Java and Advanced Python).</text:span></text:p>
      <text:p text:style-name="P17"><text:span text:style-name="T62">Technical Expertise : </text:span></text:p>
      <text:p text:style-name="P17"><text:span text:style-name="T63">Languages<text:s text:c="18"/>:<text:s/></text:span><text:span text:style-name="T64"><text:s text:c="3"/></text:span><text:span text:style-name="T65">C,Core Java,Advanced Java,Embedded C,Python. </text:span></text:p>
      <text:p text:style-name="P17"><text:span text:style-name="T66"/></text:p>
      <text:p text:style-name="P17"><text:span text:style-name="T67">Microcontrollers<text:s text:c="8"/>:<text:s text:c="4"/></text:span><text:span text:style-name="T68">8051 ,ARM-7, ARM-Cortex,</text:span></text:p>
      <text:p text:style-name="P17"><text:span text:style-name="T69">Operating systems<text:s text:c="6"/>:<text:s text:c="2"/></text:span><text:span text:style-name="T70"><text:s/>Windows XP,Linux,MAC</text:span><text:span text:style-name="T71">.</text:span></text:p>
      <text:p text:style-name="P17"><text:span text:style-name="T72"/></text:p>
      <text:p text:style-name="P17"><text:span text:style-name="T73">Academic Project :</text:span></text:p>
      <text:p text:style-name="P17"><text:span text:style-name="T74">Title:<text:s/></text:span><text:span text:style-name="T75">Vehicle Over Speed Indication To Traffic Control Room Through GSM.</text:span></text:p>
      <text:p text:style-name="P17"><text:span text:style-name="T76">Duration<text:s text:c="16"/>:</text:span><text:span text:style-name="T77"><text:s/>08-02-2018 To 10-05-2018.</text:span><text:span text:style-name="T78">.</text:span></text:p>
      <text:p text:style-name="P17"><text:span text:style-name="T79">Technologies used :</text:span><text:span text:style-name="T80"><text:s/>8051 Microcontroller,Embedded C,Protocols(UART,GSM),MAX232,16X2 LCD.<text:s/></text:span><text:span text:style-name="T81"><text:s text:c="5"/></text:span></text:p>
      <text:p text:style-name="P17"><text:span text:style-name="T82">Description<text:s text:c="12"/>:</text:span><text:span text:style-name="T83"><text:s text:c="2"/></text:span><text:span text:style-name="T84">The main aim of the project is to measure the speed of vehicles and to indicate it to the traffic control room , if vehicle exceeds its maximum speed limit,here we will place two IR transmitter receiver pairs with some distance , along the road , and by calculating the time difference between the activation of two IR receivers as per the code logic , the speed of the vehicle can be calculated . It will send to the Traffic control room through GSM.</text:span></text:p>
      <text:p text:style-name="P17"><text:span text:style-name="T85"/></text:p>
      <text:p text:style-name="P17"><text:span text:style-name="T86">Personal Profile : </text:span></text:p>
      <text:p text:style-name="P17"><text:span text:style-name="T87">Name<text:s text:c="30"/>:<text:s text:c="2"/></text:span><text:span text:style-name="T88">K.Santosh kumar reddy </text:span></text:p>
      <text:p text:style-name="P17"><text:span text:style-name="T89">Father Name<text:s text:c="17"/>:<text:s text:c="2"/></text:span><text:span text:style-name="T90">K.Bayareddy</text:span></text:p>
      <text:p text:style-name="P17"><text:span text:style-name="T91">Sex<text:s text:c="34"/>:<text:s text:c="2"/></text:span><text:span text:style-name="T92">Male </text:span></text:p>
      <text:p text:style-name="P17"><text:span text:style-name="T93">MaritalStatus<text:s text:c="16"/>:<text:s text:c="2"/></text:span><text:span text:style-name="T94">Single</text:span></text:p>
      <text:p text:style-name="P17"><text:span text:style-name="T95">Languages Known<text:s text:c="8"/>:</text:span><text:span text:style-name="T96"><text:s text:c="2"/>English, Telugu and Hindi </text:span></text:p>
      <text:p text:style-name="P17"><text:span text:style-name="T97">Nationality<text:s text:c="21"/>:<text:s text:c="2"/></text:span><text:span text:style-name="T98">Indian </text:span></text:p>
      <text:p text:style-name="P17"><text:span text:style-name="T99">Hobbies<text:s text:c="26"/>:<text:s text:c="2"/></text:span><text:span text:style-name="T100">Playing Cricket and Football </text:span></text:p>
      <text:p text:style-name="P17"><text:span text:style-name="T101">Permanent Address<text:s text:c="6"/>:<text:s text:c="2"/>1\84,Marikunta palli,Thumukunta (post),Galiveedu mandal,Kadapa district,Andhra pradesh,India,516267.</text:span></text:p>
      <text:p text:style-name="P17"><text:span text:style-name="T102"/></text:p>
      <text:p text:style-name="P17"><text:span text:style-name="T103">Declaration : </text:span></text:p>
      <text:p text:style-name="P17"><text:span text:style-name="T104">I<text:s text:c="2"/>Santosh kumar reddy<text:s text:c="2"/>here by declare that the above-mentioned information is correct up to my knowledge.. </text:span></text:p>
      <text:p text:style-name="P17"><text:span text:style-name="T105"/></text:p>
      <text:p text:style-name="P17"><text:span text:style-name="T106">Place:<text:s/></text:span><text:span text:style-name="T107">Bengalore/Bangalore<text:s text:c="59"/>K.Santosh kumar reddy</text:span></text:p>
      <text:p text:style-name="P17"><text:span text:style-name="T107"><text:s text:c="118"/></text:span><text:span text:style-name="T108">Signature</text:span></text:p>
      <text:p text:style-name="P17"><text:span text:style-name="T109">2 | Page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